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s.setClasspath( File [ ]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isNoV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isQui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IncrementalSrcGen( boolean incrSrc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isNoPv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arameters.getSchemaCodePr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NoExt( boolean newNo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.wsdlContainsEncoded( XmlObject wsdl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ameter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Compiler( String comp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MemoryInitialSize( String memoryInitia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JavaSource( String jav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ClassesDir( File classes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isNo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Config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Java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MemoryMaximumSize( String memoryMaximum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OutputJ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.addSchema( String name , SchemaDocument schemadoc , XmlErrorWatcher errorListener , boolean noVDoc , List scontent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eters.setVerbose(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MemoryMaximum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isNoAn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Debug(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.compile( Parameters params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35">
            <text:p text:style-name="Table_20_Contents">35</text:p>
          </table:table-cell>
          <table:table-cell office:value-type="float" office:value="123">
            <text:p text:style-name="Table_20_Contents">123</text:p>
          </table:table-cell>
        </table:table-row>
        <table:table-row>
          <table:table-cell office:value-type="string">
            <text:p text:style-name="Table_20_Contents">Parameters.getError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.addWsdlSchemas( String name , org . apache . xmlbeans . impl . xb . substwsdl . DefinitionsDocument wsdldoc , XmlErrorWatcher errorListener , boolean noVDoc , List scontentli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arameters.setNoPvr( boolean noPv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isNojava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Mdef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.loadTypeSystem( String name , File [ ] xsdFiles , File [ ] wsdlFiles , URL [ ] urlFiles , File [ ] configFiles , File [ ] javaFiles , ResourceLoader cpResourceLoader , boolean download , boolean noUpa , boolean noPvr , boolean noAnn , boolean noVDoc , boolean noExt , Set mdefNamespaces , File baseDir , Map sourcesToCopyMap , Collection outerErrorListener , File schemasDir , EntityResolver entResolver , File [ ] classpath , String javasource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84">
            <text:p text:style-name="Table_20_Contents">184</text:p>
          </table:table-cell>
        </table:table-row>
        <table:table-row>
          <table:table-cell office:value-type="string">
            <text:p text:style-name="Table_20_Contents">Parameters.setJavaFiles( File [ ] java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Catalog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NoVDoc( boolean newNoV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Download( boolean down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Jav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isDown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Wsdl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isVerb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Classes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BaseDir(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ConfigFiles( File [ ] config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Repackage( String newRepack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MemoryInitia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Bas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Quiet( boolean qui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.main( String [ ] args )</text:p>
          </table:table-cell>
          <table:table-cell office:value-type="float" office:value="42">
            <text:p text:style-name="Table_20_Contents">42</text:p>
          </table:table-cell>
          <table:table-cell office:value-type="float" office:value="56">
            <text:p text:style-name="Table_20_Contents">56</text:p>
          </table:table-cell>
          <table:table-cell office:value-type="float" office:value="243">
            <text:p text:style-name="Table_20_Contents">243</text:p>
          </table:table-cell>
        </table:table-row>
        <table:table-row>
          <table:table-cell office:value-type="string">
            <text:p text:style-name="Table_20_Contents">Parameters.getRe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J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isDe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NoUpa( boolean noUp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Url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isNoUp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WsdlFiles( File [ ] wsdl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MdefNamespaces( Set mdef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Xsd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EntityResolver( EntityResolver entit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Extensions( List ext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getComp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Nojavac( boolean nojav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XsdFiles( File [ ] xsd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OutputJar( File outputJ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UrlFiles( URL [ ] url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.runExtensions( List extensions , SchemaTypeSystem system , File classesDi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Parameters.setCatalogFile( String catalogProp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SchemaCodePrinter( SchemaCodePrinter schemaCodePr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ErrorListener( Collection error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NoAnn( boolean noA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Jar( String j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meters.getSrc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isIncrementalSrcG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.setSrcDir( File src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